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F00000133C4732794.jpg" manifest:media-type="image/jpeg"/>
  <manifest:file-entry manifest:full-path="Pictures/10000000000000ED000000C4CAA85E30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Trebuchet MS" svg:font-family="'Trebuchet MS'" style:font-adornments="Negreta" style:font-family-generic="swiss" style:font-pitch="variable"/>
    <style:font-face style:name="Trebuchet MS1" svg:font-family="'Trebuchet MS'" style:font-adornments="Normal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0875in" table:align="margins" style:writing-mode="lr-tb"/>
    </style:style>
    <style:style style:name="Tableau1.A" style:family="table-column">
      <style:table-column-properties style:column-width="7.0875in" style:rel-column-width="65535*"/>
    </style:style>
    <style:style style:name="Tableau1.A1" style:family="table-cell">
      <style:table-cell-properties fo:padding="0.0382in" fo:border="0.05pt solid #000000"/>
    </style:style>
    <style:style style:name="Tableau2" style:family="table">
      <style:table-properties style:width="7.0875in" table:align="margins" style:writing-mode="lr-tb"/>
    </style:style>
    <style:style style:name="Tableau2.A" style:family="table-column">
      <style:table-column-properties style:column-width="7.0875in" style:rel-column-width="65535*"/>
    </style:style>
    <style:style style:name="Tableau2.A1" style:family="table-cell">
      <style:table-cell-properties fo:padding="0.0382in" fo:border="0.05pt solid #000000"/>
    </style:style>
    <style:style style:name="Tableau3" style:family="table">
      <style:table-properties style:width="7.0875in" fo:break-before="page" table:align="margins" style:writing-mode="lr-tb"/>
    </style:style>
    <style:style style:name="Tableau3.A" style:family="table-column">
      <style:table-column-properties style:column-width="7.0875in" style:rel-column-width="65535*"/>
    </style:style>
    <style:style style:name="Tableau3.A1" style:family="table-cell">
      <style:table-cell-properties fo:padding="0.0382in" fo:border="0.05pt solid #000000"/>
    </style:style>
    <style:style style:name="Tableau4" style:family="table">
      <style:table-properties style:width="7.0875in" table:align="margins" style:writing-mode="lr-tb"/>
    </style:style>
    <style:style style:name="Tableau4.A" style:family="table-column">
      <style:table-column-properties style:column-width="7.0875in" style:rel-column-width="65535*"/>
    </style:style>
    <style:style style:name="Tableau4.A1" style:family="table-cell">
      <style:table-cell-properties fo:padding="0.0382in" fo:border="0.05pt solid #000000"/>
    </style:style>
    <style:style style:name="Tableau5" style:family="table">
      <style:table-properties style:width="7.0875in" fo:break-before="page" table:align="margins" style:writing-mode="lr-tb"/>
    </style:style>
    <style:style style:name="Tableau5.A" style:family="table-column">
      <style:table-column-properties style:column-width="7.0875in" style:rel-column-width="65535*"/>
    </style:style>
    <style:style style:name="Tableau5.A1" style:family="table-cell">
      <style:table-cell-properties fo:padding="0.0382in" fo:border="0.05pt solid #000000"/>
    </style:style>
    <style:style style:name="Tableau6" style:family="table" style:master-page-name="">
      <style:table-properties style:width="7.0875in" style:page-number="auto" table:align="margins" style:writing-mode="lr-tb"/>
    </style:style>
    <style:style style:name="Tableau6.A" style:family="table-column">
      <style:table-column-properties style:column-width="7.0875in" style:rel-column-width="10206*"/>
    </style:style>
    <style:style style:name="Tableau6.A1" style:family="table-cell">
      <style:table-cell-properties fo:padding="0.0382in" fo:border="0.05pt solid #000000"/>
    </style:style>
    <style:style style:name="Tableau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7" style:family="table">
      <style:table-properties style:width="7.0875in" table:align="margins" style:writing-mode="lr-tb"/>
    </style:style>
    <style:style style:name="Tableau7.A" style:family="table-column">
      <style:table-column-properties style:column-width="7.0875in" style:rel-column-width="65535*"/>
    </style:style>
    <style:style style:name="Tableau7.A1" style:family="table-cell">
      <style:table-cell-properties fo:padding="0.0382in" fo:border="0.05pt solid #000000"/>
    </style:style>
    <style:style style:name="Tableau8" style:family="table">
      <style:table-properties style:width="7.0875in" table:align="margins" style:writing-mode="lr-tb"/>
    </style:style>
    <style:style style:name="Tableau8.A" style:family="table-column">
      <style:table-column-properties style:column-width="7.0875in" style:rel-column-width="65535*"/>
    </style:style>
    <style:style style:name="Tableau8.1" style:family="table-row">
      <style:table-row-properties style:min-row-height="0.0625in"/>
    </style:style>
    <style:style style:name="Tableau8.A1" style:family="table-cell">
      <style:table-cell-properties fo:padding="0.0382in" fo:border="0.05pt solid #000000"/>
    </style:style>
    <style:style style:name="Tableau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9" style:family="table">
      <style:table-properties style:width="7.0875in" fo:break-before="page" table:align="margins" style:writing-mode="lr-tb"/>
    </style:style>
    <style:style style:name="Tableau9.A" style:family="table-column">
      <style:table-column-properties style:column-width="7.0875in" style:rel-column-width="65535*"/>
    </style:style>
    <style:style style:name="Tableau9.A1" style:family="table-cell">
      <style:table-cell-properties fo:padding="0.0382in" fo:border="0.05pt solid #000000"/>
    </style:style>
    <style:style style:name="P1" style:family="paragraph" style:parent-style-name="Frame_20_contents">
      <style:text-properties style:font-name="Verdana" fo:font-size="7pt" fo:background-color="transparent" style:font-size-asian="7pt" style:font-size-complex="7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5" style:family="paragraph" style:parent-style-name="Standard">
      <style:paragraph-properties>
        <style:tab-stops/>
      </style:paragraph-properties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fo:color="#000000" fo:font-weight="bold" style:font-weight-asian="bold" style:font-weight-complex="bold"/>
    </style:style>
    <style:style style:name="P8" style:family="paragraph" style:parent-style-name="Standard">
      <style:text-properties fo:color="#000000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Header">
      <style:text-properties fo:font-size="9pt" fo:font-style="normal" style:font-size-asian="9pt" style:font-style-asian="normal" style:font-size-complex="9pt" style:font-style-complex="normal"/>
    </style:style>
    <style:style style:name="P10" style:family="paragraph" style:parent-style-name="Header">
      <style:text-properties fo:font-style="normal" style:font-style-asian="normal" style:font-style-complex="normal"/>
    </style:style>
    <style:style style:name="P11" style:family="paragraph" style:parent-style-name="Standard">
      <style:paragraph-properties style:shadow="none"/>
    </style:style>
    <style:style style:name="P12" style:family="paragraph" style:parent-style-name="Standard">
      <style:paragraph-properties style:shadow="none"/>
      <style:text-properties fo:color="#000000" fo:font-weight="bold" style:font-weight-asian="bold" style:font-weight-complex="bold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Standard">
      <style:paragraph-properties>
        <style:tab-stops/>
      </style:paragraph-properties>
      <style:text-properties fo:color="#000000" fo:font-weight="bold" style:font-weight-asian="bold" style:font-weight-complex="bold"/>
    </style:style>
    <style:style style:name="P15" style:family="paragraph" style:parent-style-name="Standard" style:list-style-name="L12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12">
      <style:text-properties fo:color="#000000" fo:font-style="normal" fo:font-weight="normal" officeooo:paragraph-rsid="001997a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officeooo:paragraph-rsid="000e03fc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officeooo:paragraph-rsid="00151a66"/>
    </style:style>
    <style:style style:name="P20" style:family="paragraph" style:parent-style-name="Standard">
      <style:text-properties officeooo:rsid="0021bdcc" officeooo:paragraph-rsid="0021bdcc"/>
    </style:style>
    <style:style style:name="P21" style:family="paragraph" style:parent-style-name="Standard">
      <style:text-properties officeooo:rsid="0021bdcc" officeooo:paragraph-rsid="00233019"/>
    </style:style>
    <style:style style:name="P22" style:family="paragraph" style:parent-style-name="Standard">
      <style:text-properties officeooo:rsid="0021bdcc" officeooo:paragraph-rsid="0025605d"/>
    </style:style>
    <style:style style:name="P23" style:family="paragraph" style:parent-style-name="Standard">
      <style:text-properties officeooo:rsid="0025605d" officeooo:paragraph-rsid="0025605d"/>
    </style:style>
    <style:style style:name="P24" style:family="paragraph" style:parent-style-name="Standard">
      <loext:graphic-properties draw:fill="none"/>
      <style:paragraph-properties fo:margin-left="0.3752in" fo:margin-right="0in" fo:margin-top="0in" fo:margin-bottom="0in" loext:contextual-spacing="false" fo:text-align="justify" style:justify-single-word="false" fo:orphans="0" fo:widows="0" fo:hyphenation-ladder-count="no-limit" fo:text-indent="0in" style:auto-text-indent="false" style:text-autospace="ideograph-alpha" style:punctuation-wrap="hanging" style:line-break="strict" style:writing-mode="lr-tb">
        <style:tab-stops/>
      </style:paragraph-properties>
      <style:text-properties fo:hyphenate="false" fo:hyphenation-remain-char-count="2" fo:hyphenation-push-char-count="2"/>
    </style:style>
    <style:style style:name="P25" style:family="paragraph" style:parent-style-name="Standard" style:list-style-name="L11">
      <loext:graphic-properties draw:fill="none"/>
      <style:paragraph-properties fo:margin-left="0.8118in" fo:margin-right="0in" fo:margin-top="0in" fo:margin-bottom="0in" loext:contextual-spacing="false" fo:text-align="justify" style:justify-single-word="false" fo:orphans="0" fo:widows="0" fo:hyphenation-ladder-count="no-limit" fo:text-indent="-0.25in" style:auto-text-indent="false" style:text-autospace="ideograph-alpha" style:punctuation-wrap="hanging" style:line-break="strict" style:writing-mode="lr-tb">
        <style:tab-stops/>
      </style:paragraph-properties>
      <style:text-properties fo:hyphenate="false" fo:hyphenation-remain-char-count="2" fo:hyphenation-push-char-count="2"/>
    </style:style>
    <style:style style:name="P26" style:family="paragraph" style:parent-style-name="Standard" style:list-style-name="L11">
      <loext:graphic-properties draw:fill="none"/>
      <style:paragraph-properties fo:margin-left="0.8118in" fo:margin-right="0in" fo:margin-top="0in" fo:margin-bottom="0in" loext:contextual-spacing="false" fo:text-align="justify" style:justify-single-word="false" fo:orphans="0" fo:widows="0" fo:hyphenation-ladder-count="no-limit" fo:text-indent="-0.25in" style:auto-text-indent="false" style:text-autospace="ideograph-alpha" style:punctuation-wrap="hanging" style:line-break="strict" style:writing-mode="lr-tb">
        <style:tab-stops/>
      </style:paragraph-properties>
      <style:text-properties officeooo:paragraph-rsid="00162287" fo:hyphenate="false" fo:hyphenation-remain-char-count="2" fo:hyphenation-push-char-count="2"/>
    </style:style>
    <style:style style:name="P27" style:family="paragraph" style:parent-style-name="Standard" style:list-style-name="L11">
      <loext:graphic-properties draw:fill="none"/>
      <style:paragraph-properties fo:margin-left="0.8118in" fo:margin-right="0in" fo:margin-top="0in" fo:margin-bottom="0in" loext:contextual-spacing="false" fo:text-align="justify" style:justify-single-word="false" fo:orphans="0" fo:widows="0" fo:hyphenation-ladder-count="no-limit" fo:text-indent="-0.25in" style:auto-text-indent="false" style:text-autospace="ideograph-alpha" style:punctuation-wrap="hanging" style:line-break="strict" style:writing-mode="lr-tb">
        <style:tab-stops/>
      </style:paragraph-properties>
      <style:text-properties officeooo:paragraph-rsid="001815ef" fo:hyphenate="false" fo:hyphenation-remain-char-count="2" fo:hyphenation-push-char-count="2"/>
    </style:style>
    <style:style style:name="P28" style:family="paragraph" style:parent-style-name="Standard">
      <loext:graphic-properties draw:fill="none"/>
      <style:paragraph-properties fo:margin-left="0.4366in" fo:margin-right="0in" fo:margin-top="0in" fo:margin-bottom="0in" loext:contextual-spacing="false" fo:text-align="justify" style:justify-single-word="false" fo:orphans="0" fo:widows="0" fo:hyphenation-ladder-count="no-limit" fo:text-indent="0in" style:auto-text-indent="false" style:text-autospace="ideograph-alpha" style:punctuation-wrap="hanging" style:line-break="strict" style:writing-mode="lr-tb">
        <style:tab-stops/>
      </style:paragraph-properties>
      <style:text-properties fo:hyphenate="false" fo:hyphenation-remain-char-count="2" fo:hyphenation-push-char-count="2"/>
    </style:style>
    <style:style style:name="P29" style:family="paragraph" style:parent-style-name="Standard">
      <loext:graphic-properties draw:fill="none"/>
      <style:paragraph-properties fo:margin-left="0.4366in" fo:margin-right="0in" fo:margin-top="0in" fo:margin-bottom="0in" loext:contextual-spacing="false" fo:text-align="justify" style:justify-single-word="false" fo:orphans="0" fo:widows="0" fo:hyphenation-ladder-count="no-limit" fo:text-indent="0in" style:auto-text-indent="false" style:text-autospace="ideograph-alpha" style:punctuation-wrap="hanging" style:line-break="strict" style:writing-mode="lr-tb">
        <style:tab-stops/>
      </style:paragraph-properties>
      <style:text-properties officeooo:rsid="001bc4f9" officeooo:paragraph-rsid="001ca915" fo:hyphenate="false" fo:hyphenation-remain-char-count="2" fo:hyphenation-push-char-count="2"/>
    </style:style>
    <style:style style:name="P30" style:family="paragraph" style:parent-style-name="Standard">
      <loext:graphic-properties draw:fill="none"/>
      <style:paragraph-properties fo:margin-left="0.5in" fo:margin-right="0in" fo:margin-top="0in" fo:margin-bottom="0in" loext:contextual-spacing="false" fo:text-align="justify" style:justify-single-word="false" fo:orphans="0" fo:widows="0" fo:hyphenation-ladder-count="no-limit" fo:text-indent="0in" style:auto-text-indent="false" style:text-autospace="ideograph-alpha" style:punctuation-wrap="hanging" style:line-break="strict" style:writing-mode="lr-tb">
        <style:tab-stops/>
      </style:paragraph-properties>
      <style:text-properties fo:hyphenate="false" fo:hyphenation-remain-char-count="2" fo:hyphenation-push-char-count="2"/>
    </style:style>
    <style:style style:name="P31" style:family="paragraph" style:parent-style-name="Standard">
      <loext:graphic-properties draw:fill="none"/>
      <style:paragraph-properties fo:margin-left="1.1866in" fo:margin-right="0in" fo:margin-top="0in" fo:margin-bottom="0in" loext:contextual-spacing="false" fo:text-align="justify" style:justify-single-word="false" fo:orphans="0" fo:widows="0" fo:hyphenation-ladder-count="no-limit" fo:text-indent="0in" style:auto-text-indent="false" style:text-autospace="ideograph-alpha" style:punctuation-wrap="hanging" style:line-break="strict" style:writing-mode="lr-tb">
        <style:tab-stops/>
      </style:paragraph-properties>
      <style:text-properties officeooo:paragraph-rsid="00162287" fo:hyphenate="false" fo:hyphenation-remain-char-count="2" fo:hyphenation-push-char-count="2"/>
    </style:style>
    <style:style style:name="P32" style:family="paragraph" style:parent-style-name="Heading_20_1" style:master-page-name="First_20_Page">
      <style:paragraph-properties fo:text-align="center" style:justify-single-word="false" style:page-number="auto"/>
    </style:style>
    <style:style style:name="P33" style:family="paragraph">
      <loext:graphic-properties draw:fill="none" draw:fill-color="#ffffff"/>
      <style:paragraph-properties style:text-autospace="none"/>
      <style:text-properties style:font-name="Verdana" fo:font-size="7pt" style:font-size-asian="7pt" style:font-size-complex="7pt"/>
    </style:style>
    <style:style style:name="P34" style:family="paragraph">
      <style:paragraph-properties style:text-autospace="none"/>
    </style:style>
    <style:style style:name="T1" style:family="text">
      <style:text-properties style:font-name="Verdana" fo:font-size="10pt" fo:font-weight="bold" style:font-size-asian="10pt" style:font-weight-asian="bold" style:font-size-complex="10pt"/>
    </style:style>
    <style:style style:name="T2" style:family="text">
      <style:text-properties style:font-name="Verdana" fo:font-size="9pt" fo:font-style="normal" fo:font-weight="bold" style:font-size-asian="9pt" style:font-style-asian="normal" style:font-weight-asian="bold" style:font-size-complex="9pt" style:font-style-complex="normal"/>
    </style:style>
    <style:style style:name="T3" style:family="text">
      <style:text-properties style:font-name="Wingdings" fo:font-size="9pt" style:font-size-asian="9pt" style:font-size-complex="9pt"/>
    </style:style>
    <style:style style:name="T4" style:family="text">
      <style:text-properties style:font-name="Wingdings" fo:font-size="9pt" fo:font-style="normal" fo:font-weight="bold" style:font-size-asian="9pt" style:font-style-asian="normal" style:font-weight-asian="bold" style:font-size-complex="9pt" style:font-style-complex="normal"/>
    </style:style>
    <style:style style:name="T5" style:family="text">
      <style:text-properties style:font-name="Wingdings" fo:font-weight="bold" style:font-weight-asian="bold" style:font-weight-complex="bold"/>
    </style:style>
    <style:style style:name="T6" style:family="text">
      <style:text-properties style:font-name="Wingdings" fo:font-weight="bold" officeooo:rsid="000e03fc" style:font-weight-asian="bold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990066" style:font-name="Verdana" fo:font-size="9pt" fo:font-style="normal" fo:font-weight="bold" style:font-size-asian="9pt" style:font-style-asian="normal" style:font-weight-asian="bold" style:font-size-complex="9pt" style:font-style-complex="normal"/>
    </style:style>
    <style:style style:name="T9" style:family="text">
      <style:text-properties fo:color="#990066" style:font-name="Verdan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0ebbb" style:font-weight-asian="bold" style:font-weight-complex="bold"/>
    </style:style>
    <style:style style:name="T12" style:family="text">
      <style:text-properties fo:font-weight="bold" officeooo:rsid="00120b0f" style:font-weight-asian="bold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00" fo:font-weight="normal" officeooo:rsid="00151a66" style:font-weight-asian="normal" style:font-weight-complex="normal"/>
    </style:style>
    <style:style style:name="T16" style:family="text">
      <style:text-properties fo:color="#000000" fo:font-style="italic" style:font-style-asian="italic" style:font-style-complex="italic"/>
    </style:style>
    <style:style style:name="T1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color="#000000" style:text-underline-style="none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background-color="transparent" loext:char-shading-value="0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style:font-name="Verdana2" fo:font-size="9pt" style:font-size-asian="9pt" style:font-size-complex="9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officeooo:rsid="000cc93b"/>
    </style:style>
    <style:style style:name="T28" style:family="text">
      <style:text-properties officeooo:rsid="000e03fc"/>
    </style:style>
    <style:style style:name="T29" style:family="text">
      <style:text-properties officeooo:rsid="0010ebbb"/>
    </style:style>
    <style:style style:name="T30" style:family="text">
      <style:text-properties officeooo:rsid="00162287"/>
    </style:style>
    <style:style style:name="T31" style:family="text">
      <style:text-properties officeooo:rsid="001815ef"/>
    </style:style>
    <style:style style:name="T32" style:family="text">
      <style:text-properties officeooo:rsid="001997ae"/>
    </style:style>
    <style:style style:name="T33" style:family="text">
      <style:text-properties officeooo:rsid="001badcc"/>
    </style:style>
    <style:style style:name="T34" style:family="text">
      <style:text-properties officeooo:rsid="001ca915"/>
    </style:style>
    <style:style style:name="T35" style:family="text">
      <style:text-properties officeooo:rsid="001f0430"/>
    </style:style>
    <style:style style:name="T36" style:family="text">
      <style:text-properties officeooo:rsid="00233019"/>
    </style:style>
    <style:style style:name="T37" style:family="text">
      <style:text-properties officeooo:rsid="00253cfd"/>
    </style:style>
    <style:style style:name="T38" style:family="text">
      <style:text-properties officeooo:rsid="0025605d"/>
    </style:style>
    <style:style style:name="T39" style:family="text">
      <style:text-properties style:font-name="Verdana" fo:font-size="7pt" style:font-size-asian="7pt" style:font-size-complex="7pt"/>
    </style:style>
    <style:style style:name="fr1" style:family="graphic" style:parent-style-name="Frame">
      <style:graphic-properties fo:margin-left="0.1252in" fo:margin-right="0.1252in" fo:margin-top="0in" fo:margin-bottom="0in" style:wrap="none" style:vertical-pos="from-top" style:vertical-rel="paragraph" style:horizontal-pos="from-left" style:horizontal-rel="paragraph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bottom" style:vertical-rel="page" style:horizontal-pos="from-left" style:horizontal-rel="pag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top" style:vertical-rel="page" style:horizontal-pos="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13">Fiche Projet CNL 2015</text:p>
      <text:p text:style-name="Standard"/>
      <text:p text:style-name="Standard"/>
      <text:h text:style-name="Heading_20_2" text:outline-level="2">IDENTIFICATION DU PROJET</text:h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/>
            <text:p text:style-name="P11">Titre du projet : <text:span text:style-name="T18">Pharo </text:span><text:tab/></text:p>
            <text:p text:style-name="P11"/>
            <text:p text:style-name="P11">Nouveau Projet : <text:span text:style-name="T10">oui </text:span></text:p>
            <text:p text:style-name="P11"/>
            <text:p text:style-name="P11">Type de Projet : <text:span text:style-name="T14">Thème </text:span><text:span text:style-name="T18"><text:s text:c="2"/>C : Mooc</text:span></text:p>
            <text:p text:style-name="P12"><text:tab/></text:p>
          </table:table-cell>
        </table:table-row>
      </table:table>
      <text:p text:style-name="P1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Standard">Prénom et nom du porteur de projet : <text:span text:style-name="T18">DUCASSE Stéphane / CASSOU Damien </text:span></text:p>
            <text:p text:style-name="Standard"/>
            <text:p text:style-name="Standard">Fonction :<text:span text:style-name="T18"> Directeur de recherche de l'équipe R-MOD</text:span></text:p>
            <text:p text:style-name="Standard"/>
            <text:p text:style-name="Standard">Adresse complète : Inria<text:span text:style-name="T18"> - S. Ducasse, 40, avenue Halley, </text:span></text:p>
            <text:p text:style-name="Standard"><text:span text:style-name="T18"><text:s text:c="29"/>59650 Villeneuve d'Ascq <text:s/></text:span></text:p>
            <text:p text:style-name="P7"><text:s text:c="29"/>France </text:p>
            <text:p text:style-name="Standard"/>
            <text:p text:style-name="P5">Mél : <text:span text:style-name="T10">stephane.ducasse@inria.fr</text:span><text:span text:style-name="T18"> <text:s/></text:span>Tel : <text:span text:style-name="T10">33 (0)3 20 43 42 56</text:span><text:span text:style-name="T18"><text:tab/></text:span></text:p>
            <text:p text:style-name="P14"><text:tab/><text:tab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0">Nous souhaitons réaliser un Mooc commun Université de Lille, Inria, École des Mines de Douai.</text:p>
      <text:p text:style-name="P20"/>
      <text:p text:style-name="P22">Inria a <text:span text:style-name="T37">accepté de nous aider</text:span> via Mooclab (<text:span text:style-name="T36">Jean-Marc Hasenfratz, </text:span><text:a xlink:type="simple" xlink:href="http://mooclab.inria.fr/" text:style-name="Internet_20_link" text:visited-style-name="Visited_20_Internet_20_Link">http://mooclab.inria.fr</text:a>) <text:span text:style-name="T38">et prendrait à sa charge les aspects techniques (réalisation de vidéos et hébergement sur FUN) et pédagogiques.</text:span> On est <text:span text:style-name="T38">aussi </text:span>en train de regarder pour répondre à l'appel UNIT.</text:p>
      <text:p text:style-name="P21"/>
      <text:p text:style-name="P23">Dans le cadre du CNL, notre idée serait donc d'obtenir un soutient de l'Université de Lille <text:span text:style-name="T33">sous la forme d'un financement en heures TD pour Damien Cassou, jeune MCF et une vacation d'étudiant (3 mois).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Standard">Coordonnées des personnes impliquées dans le projet :</text:p>
            <text:p text:style-name="Standard"/>
            <text:p text:style-name="P3"><text:span text:style-name="T26">Damien Cassou</text:span> : Maître de Conférence - IEEA</text:p>
            <text:p text:style-name="Standard"><text:span text:style-name="T18"><text:s text:c="3"/>Inria – RmoD, D. Cassou, 40, avenue Halley, </text:span></text:p>
            <text:p text:style-name="Standard"><text:span text:style-name="T18"><text:s text:c="3"/>59650 Villeneuve d'Ascq </text:span></text:p>
            <text:p text:style-name="P7"><text:s text:c="3"/>France </text:p>
            <text:p text:style-name="Standard"><text:a xlink:type="simple" xlink:href="mailto:damien.cassou@inria.fr" text:style-name="Internet_20_link" text:visited-style-name="Visited_20_Internet_20_Link"><text:span text:style-name="T21">damien.cassou@inria.fr</text:span></text:a></text:p>
            <text:p text:style-name="P7">33 (0) 3 59 35 87 49</text:p>
            <text:p text:style-name="P7"/>
            <text:p text:style-name="P6"><text:span text:style-name="T18">Luc Fabresse : </text:span><text:span text:style-name="T21">Enseignant-Chercheur en Informatique</text:span></text:p>
            <text:p text:style-name="P7"><text:s text:c="3"/>Ecole des Mines de Douai </text:p>
            <text:p text:style-name="P7"><text:s text:c="3"/>Dépt. I.A.</text:p>
            <text:p text:style-name="P7"><text:s text:c="3"/>941 rue Charles Bourseul – C.S. 10838</text:p>
            <text:p text:style-name="P7"><text:s text:c="3"/>59508 Douai Cedex</text:p>
            <text:p text:style-name="P7"><text:s text:c="3"/>France</text:p>
            <text:p text:style-name="P7">luc.fabresse@mines-douai.fr</text:p>
            <text:p text:style-name="P7">33 (0) 327 712 358</text:p>
            <text:p text:style-name="P7"/>
            <text:p text:style-name="Standard"><text:span text:style-name="T20">Sébastien Besse</text:span><text:span text:style-name="T18"> : Stagiaire</text:span></text:p>
            <text:p text:style-name="Standard"><text:a xlink:type="simple" xlink:href="mailto:stien.besse@gmail.com" text:style-name="Internet_20_link" text:visited-style-name="Visited_20_Internet_20_Link"><text:span text:style-name="T21">stien.besse@gmail.com</text:span></text:a></text:p>
            <text:p text:style-name="P7">33 (0) 6 59 20 53 22</text:p>
            <text:p text:style-name="Standard"/>
            <text:p text:style-name="Standard">Equipe technique pour la réalisation du projet :</text:p>
            <text:p text:style-name="Standard"/>
            <text:p text:style-name="P3">Stéphane Ducasse</text:p>
            <text:p text:style-name="P3">Damien Cassou</text:p>
            <text:p text:style-name="P3">Luc Fabresse</text:p>
            <text:p text:style-name="P3">Sébastien Besse</text:p>
            <text:p text:style-name="P3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h text:style-name="Heading_20_2" text:outline-level="2">Publics Visés</text:h>
      <text:p text:style-name="Standard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Standard">Formation concernée :<text:tab/><text:span text:style-name="T11">L3 Info Lille 1,</text:span><text:span text:style-name="T29"> </text:span><text:span text:style-name="T18">apprenants internationaux, niveau L3 à M2, ingénieurs, développeurs professionels</text:span></text:p>
            <text:p text:style-name="Standard"/>
            <text:p text:style-name="Standard">UE concernée (thèmes A et B) : <text:span text:style-name="T18">Nous sommes sur le thème C</text:span><text:tab/></text:p>
            <text:p text:style-name="Standard"/>
            <text:p text:style-name="Standard">Nombre potentiel d'enseignants utilisateurs concernés : <text:span text:style-name="T11">10 </text:span><text:span text:style-name="T12">annuellement</text:span></text:p>
            <text:p text:style-name="Standard"/>
            <text:p text:style-name="Standard">Nombre d'étudiants concernés : <text:s/><text:span text:style-name="T10">Nous l'estimons à 1000 - 1200 annuellement.</text:span></text:p>
            <text:p text:style-name="P7"/>
            <text:p text:style-name="P19">Autre public : <text:span text:style-name="T18">Tout usager du langage Pharo </text:span><text:a xlink:type="simple" xlink:href="http://pharo.org/" text:style-name="Internet_20_link" text:visited-style-name="Visited_20_Internet_20_Link"><text:span text:style-name="T15">http://pharo.org/</text:span></text:a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Standard"><text:span text:style-name="T13">Avez vous l'intention de présenter ce projet en totalité ou partiellement en réponse à l'appel à projet d'une Université Numérique Thématiq</text:span>ue (UNT) ou autres dispositifs nationaux ?</text:p>
            <text:p text:style-name="Standard"/>
            <text:p text:style-name="P3">Nous ne comprenons pas les implications. Mais toute démarche aidant dans le développement de ce Mooc nous intéresse. Nous sommes en contact avec MoocLab. </text:p>
            <text:p text:style-name="Standard"/>
            <text:p text:style-name="Standard"><text:tab/><text:tab/><text:span text:style-name="T6">X</text:span> UNIT <text:s/>(sciences de l'ingénieur)</text:p>
            <text:p text:style-name="P17"><text:tab/><text:tab/><text:span text:style-name="T6"></text:span> UNISCIEL (sciences fondamentales)</text:p>
            <text:p text:style-name="Standard"><text:tab/><text:tab/><text:span text:style-name="T5"></text:span> UVED (sciences de l'environnement durable)</text:p>
            <text:p text:style-name="Standard"><text:tab/><text:tab/><text:span text:style-name="T5"></text:span> Demain l'Université</text:p>
            <text:p text:style-name="Standard"><text:tab/><text:tab/><text:span text:style-name="T5"></text:span> Autre : <text:span text:style-name="T18">......................................................</text:span></text:p>
            <text:p text:style-name="Standard"/>
          </table:table-cell>
        </table:table-row>
      </table:table>
      <text:p text:style-name="Standard"/>
      <text:h text:style-name="Heading_20_2" text:outline-level="2">PROJET PEDAGOGIQUE</text:h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span text:style-name="T10">Contexte actuel </text:span><text:span text:style-name="T22">(cours existant ou non, volume, acteurs,…)</text:span><text:span text:style-name="T24"> :</text:span></text:p>
            <text:p text:style-name="Standard"/>
            <text:p text:style-name="P29">Pharo n'est ni un prototype ni un résultat de recherche. C'est un langage et un environnement de développement utilisé par 23 universités <text:span text:style-name="T34">(</text:span><text:a xlink:type="simple" xlink:href="http://pharo.org/Teachers" text:style-name="Internet_20_link" text:visited-style-name="Visited_20_Internet_20_Link"><text:span text:style-name="T34">http://pharo.org/Teachers</text:span></text:a><text:span text:style-name="T34">), 13 groupes de recherches (</text:span><text:a xlink:type="simple" xlink:href="http://pharo.org/ResearchGroups" text:style-name="Internet_20_link" text:visited-style-name="Visited_20_Internet_20_Link"><text:span text:style-name="T34">http://pharo.org/ResearchGroups</text:span></text:a><text:span text:style-name="T34">) et une cinquantaine de sociétés (une petite partie est listée sur </text:span><text:a xlink:type="simple" xlink:href="http://pharo.org/Companies" text:style-name="Internet_20_link" text:visited-style-name="Visited_20_Internet_20_Link"><text:span text:style-name="T34">http://pharo.org/Companies</text:span></text:a><text:span text:style-name="T34">).</text:span></text:p>
            <text:p text:style-name="Standard"/>
            <text:p text:style-name="P24">Nous disposons actuellement</text:p>
            <text:list xml:id="list8806846179940342722" text:style-name="L11">
              <text:list-item>
                <text:p text:style-name="P26">de l'ouvrage « pharo by example » traduit en francais, japonais et espagnol</text:p>
              </text:list-item>
            </text:list>
            <text:p text:style-name="P31"><text:a xlink:type="simple" xlink:href="http://pharobyexample.org/" text:style-name="Internet_20_link" text:visited-style-name="Visited_20_Internet_20_Link"><text:span text:style-name="T30">http://pharobyexample.org/</text:span></text:a></text:p>
            <text:list xml:id="list135125829827383" text:continue-numbering="true" text:style-name="L11">
              <text:list-item>
                <text:p text:style-name="P27">de premières vidéos <text:a xlink:type="simple" xlink:href="http://pharo.org/documentation" text:style-name="Internet_20_link" text:visited-style-name="Visited_20_Internet_20_Link"><text:span text:style-name="T31">http://pharo.org/documentation</text:span></text:a></text:p>
              </text:list-item>
              <text:list-item>
                <text:p text:style-name="P25">de cours en PDF</text:p>
              </text:list-item>
              <text:list-item>
                <text:p text:style-name="P25">d'exercices sous forme de tutoriaux.</text:p>
              </text:list-item>
            </text:list>
            <text:p text:style-name="Standard"/>
            <text:p text:style-name="Standard"/>
            <text:p text:style-name="Standard"><text:span text:style-name="T10">Connexion avec la plateforme pédagogique Moodle</text:span> <text:span text:style-name="T22">(oui, non, sous quelle forme ?)</text:span><text:span text:style-name="T24"> :</text:span></text:p>
            <text:p text:style-name="Standard"/>
            <text:p text:style-name="P28">Cette hypothèse est en discussion : dans ce cas, pourrions-nous ouvrir la plateforme à l'international ?</text:p>
            <text:p text:style-name="Standard"/>
            <text:p text:style-name="Standard"/>
            <text:p text:style-name="P3">Plus-value prévisible apportée par le projet par rapport à l’existant :</text:p>
            <text:p text:style-name="Standard"/>
            <text:p text:style-name="P30">Les apprenants pourront avoir accès en permanence à des ressources d'apprentissage bien plus ludiques et interactives. De plus, ce <text:s/>projet renforce la communauté autour de Pharo.</text:p>
            <text:p text:style-name="Standard"/>
            <text:p text:style-name="Standard"/>
            <text:p text:style-name="Standard"><text:span text:style-name="T10">Production envisagée</text:span> (ex <text:span text:style-name="T22">livrables pédagogiques, nombre de modules, volume horaire apprenant, heures-équivalent-présenti</text:span><text:span text:style-name="T16">el, description de la structure de cours Moodle, </text:span><text:span text:style-name="T17">types de ressources, chaine éditoriale, …)</text:span><text:span text:style-name="T19"> : </text:span></text:p>
            <text:p text:style-name="P8"/>
            <text:list xml:id="list7655717036452923997" text:style-name="L12">
              <text:list-item>
                <text:p text:style-name="P16">De 6 à 8 vidéos de 6 à 8 minutes chacune par semaine <text:span text:style-name="T32">(serait réalisées par MoocLab mooclab.inria.fr)</text:span></text:p>
              </text:list-item>
              <text:list-item>
                <text:p text:style-name="P15">Des exercices en ligne sous forme de QCM.</text:p>
              </text:list-item>
              <text:list-item>
                <text:p text:style-name="P15">Des exercices plus conséquents. </text:p>
              </text:list-item>
              <text:list-item>
                <text:p text:style-name="P15">La mise en place d'une pédagogie par projet avec une évaluation par les pairs, l'enseignant ou des experts de la communauté.</text:p>
              </text:list-item>
            </text:list>
            <text:p text:style-name="Standard"/>
            <text:p text:style-name="Standard"/>
            <text:p text:style-name="Standard"/>
          </table:table-cell>
        </table:table-row>
        <table:table-row>
          <table:table-cell table:style-name="Tableau6.A2" office:value-type="string">
            <text:p text:style-name="Standard"/>
          </table:table-cell>
        </table:table-row>
      </table:table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Standard"><text:span text:style-name="T10">Calendrier prévisionnel</text:span> <text:span text:style-name="T22">(durée de réalisation, phasage et actions correspondantes)</text:span><text:span text:style-name="T24"> :</text:span></text:p>
            <text:p text:style-name="Standard"/>
            <text:p text:style-name="Standard">2ème moitié 2015, début 2016</text:p>
            <text:p text:style-name="Standard"/>
            <text:p text:style-name="Standard"/>
            <text:p text:style-name="Standard"><text:soft-page-break/></text:p>
            <text:p text:style-name="Standard"/>
            <text:p text:style-name="Standard"/>
            <text:p text:style-name="Standard"/>
            <text:p text:style-name="P2"/>
          </table:table-cell>
        </table:table-row>
      </table:table>
      <text:p text:style-name="P2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3">Estimation budgétaire du coût du projet</text:p>
            <text:p text:style-name="Standard"/>
            <text:p text:style-name="Standard">Heures TD pour enseignants chercheurs : 40 – 60 Heures <text:span text:style-name="T33">pour Damien Cassou</text:span></text:p>
            <text:p text:style-name="Standard"/>
            <text:p text:style-name="Standard">Vacations étudiants : <text:span text:style-name="T35">1</text:span></text:p>
            <text:p text:style-name="Standard"/>
            <text:p text:style-name="Standard">Heures de réalisation technique SEMM : <text:span text:style-name="T27">0</text:span></text:p>
            <text:p text:style-name="Standard"/>
            <text:p text:style-name="Standard">Moyens matériels : </text:p>
            <text:p text:style-name="Standard"/>
            <text:p text:style-name="Standard">Autres moyens nécessaires :</text:p>
          </table:table-cell>
        </table:table-row>
        <table:table-row table:style-name="Tableau8.1">
          <table:table-cell table:style-name="Tableau8.A2" office:value-type="string">
            <text:p text:style-name="P3"/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">Validations</text:p>
            <text:p text:style-name="Standard"/>
            <text:p text:style-name="Standard"/>
            <text:p text:style-name="Standard">Validation du Directeur d'UFR <text:s text:c="31"/>et/ou de<text:span text:style-name="T23"> formation</text:span></text:p>
            <text:p text:style-name="Standard"/>
            <text:p text:style-name="Standard">Nom:<text:tab/>Nom<text:tab/></text:p>
            <text:p text:style-name="Standard"/>
            <text:p text:style-name="Standard">Signature (*) :<text:tab/>Signature (*) : <text:tab/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Porteur de projet</text:p>
            <text:p text:style-name="Standard"/>
            <text:p text:style-name="Standard">Nom :<text:tab/></text:p>
            <text:p text:style-name="Standard"/>
            <text:p text:style-name="Standard">Signature (*) :<text:tab/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4">(*) les signatures peuvent être omises pour la version électronique mais sont nécessaires pour la version papie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Fonction"><text:span text:style-name="T2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Trebuchet MS" svg:font-family="'Trebuchet MS'" style:font-adornments="Negreta" style:font-family-generic="swiss" style:font-pitch="variable"/>
    <style:font-face style:name="Trebuchet MS1" svg:font-family="'Trebuchet MS'" style:font-adornments="Normal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fr" fo:country="FR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text-align="justify" style:justify-single-word="false" fo:orphans="0" fo:widows="0" fo:hyphenation-ladder-count="no-limit" fo:text-indent="0in" style:auto-text-indent="false" style:text-autospace="ideograph-alpha" style:punctuation-wrap="hanging" style:line-break="strict" style:writing-mode="lr-tb">
        <style:tab-stops/>
      </style:paragraph-properties>
      <style:text-properties style:use-window-font-color="true" style:font-name="Verdana1" fo:font-family="Verdana" style:font-style-name="Normal" style:font-family-generic="swiss" style:font-pitch="variable" fo:font-size="9pt" fo:language="fr" fo:country="FR" style:letter-kerning="true" style:font-name-asian="Tahoma1" style:font-family-asian="Tahoma" style:font-pitch-asian="variable" style:font-size-asian="12pt" style:language-asian="zxx" style:country-asian="none" style:font-name-complex="Tahoma1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fo:color="#990066" style:font-name="Verdana1" fo:font-family="Verdana" style:font-style-name="Normal" style:font-family-generic="swiss" style:font-pitch="variable" fo:font-size="12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591in" loext:contextual-spacing="false" fo:text-align="justify" style:justify-single-word="false" fo:orphans="3" fo:widows="3" style:page-number="auto" style:shadow="none">
        <style:tab-stops/>
      </style:paragraph-properties>
      <style:text-properties fo:font-size="10pt"/>
    </style:style>
    <style:style style:name="List" style:family="paragraph" style:parent-style-name="Text_20_body" style:class="list">
      <style:paragraph-properties fo:margin-top="0in" fo:margin-bottom="0in" loext:contextual-spacing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  <style:text-properties fo:font-size="9pt"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0866in" style:type="right"/>
        </style:tab-stops>
      </style:paragraph-properties>
      <style:text-properties fo:color="#7c8282" fo:font-size="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list-style-name="" style:class="text" style:master-page-name="">
      <style:paragraph-properties fo:margin-top="0.0783in" fo:margin-bottom="0.0398in" loext:contextual-spacing="false" style:page-number="auto"/>
      <style:text-properties fo:color="#990066"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list-style-name="" style:class="list">
      <style:paragraph-properties fo:margin-top="0in" fo:margin-bottom="0.0835in" loext:contextual-spacing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Sender" style:family="paragraph" style:parent-style-name="Standard" style:class="extra" style:master-page-name="">
      <style:paragraph-properties fo:margin-top="0.748in" fo:margin-bottom="0in" loext:contextual-spacing="false" style:page-number="auto" text:number-lines="false" text:line-number="0">
        <style:tab-stops>
          <style:tab-stop style:position="3.7402in"/>
          <style:tab-stop style:position="7.4807in" style:type="right"/>
        </style:tab-stops>
      </style:paragraph-properties>
      <style:text-properties fo:color="#7c8282" fo:font-size="12pt"/>
    </style:style>
    <style:style style:name="Addressee" style:family="paragraph" style:parent-style-name="Standard" style:class="extra">
      <style:paragraph-properties fo:margin-top="0in" fo:margin-bottom="0.472in" loext:contextual-spacing="false" text:number-lines="false" text:line-number="0">
        <style:tab-stops>
          <style:tab-stop style:position="3.7402in"/>
        </style:tab-stops>
      </style:paragraph-properties>
    </style:style>
    <style:style style:name="Objet" style:family="paragraph" style:parent-style-name="Standard" style:master-page-name="">
      <style:paragraph-properties fo:margin-top="0in" fo:margin-bottom="0.1965in" loext:contextual-spacing="false" style:page-number="auto">
        <style:tab-stops>
          <style:tab-stop style:position="0.5516in"/>
        </style:tab-stops>
      </style:paragraph-properties>
      <style:text-properties fo:font-weight="bold"/>
    </style:style>
    <style:style style:name="Civilité" style:family="paragraph" style:parent-style-name="Standard">
      <style:paragraph-properties fo:margin-top="0in" fo:margin-bottom="0.2362in" loext:contextual-spacing="false"/>
    </style:style>
    <style:style style:name="Signature" style:family="paragraph" style:parent-style-name="Standard" style:next-style-name="Standard" style:class="text">
      <style:paragraph-properties fo:margin-top="0.5118in" fo:margin-bottom="0.0398in" loext:contextual-spacing="false" fo:text-align="start" style:justify-single-word="false" text:number-lines="false" text:line-number="0">
        <style:tab-stops>
          <style:tab-stop style:position="6.6929in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398in" fo:margin-bottom="0.0398in" loext:contextual-spacing="false"/>
      <style:text-properties fo:text-transform="uppercase" fo:color="#000000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398in" fo:margin-bottom="0.0398in" loext:contextual-spacing="false"/>
      <style:text-properties fo:font-size="105%" fo:font-weight="bold" style:font-size-asian="14pt" style:font-weight-asian="bold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Title" style:family="paragraph" style:parent-style-name="Heading" style:next-style-name="Subtitle" style:class="chapter">
      <style:paragraph-properties fo:margin-top="0.0783in" fo:margin-bottom="0.1181in" loext:contextual-spacing="false" fo:text-align="center" style:justify-single-word="false"/>
      <style:text-properties fo:color="#1677b8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>
        <style:tab-stops/>
      </style:paragraph-properties>
      <style:text-properties fo:font-size="8pt" fo:font-style="italic" style:font-size-asian="10pt" style:font-size-complex="10pt"/>
    </style:style>
    <style:style style:name="SignatureB" style:family="paragraph" style:parent-style-name="Standard" style:next-style-name="Standard">
      <style:paragraph-properties fo:margin-left="4.7244in" fo:margin-right="0in" fo:margin-top="0in" fo:margin-bottom="0in" loext:contextual-spacing="false" fo:text-indent="0in" style:auto-text-indent="false">
        <style:tab-stops/>
      </style:paragraph-properties>
    </style:style>
    <style:style style:name="TitreB" style:family="paragraph" style:parent-style-name="Standard" style:next-style-name="Standard" style:master-page-name="">
      <style:paragraph-properties fo:text-align="center" style:justify-single-word="false" style:page-number="auto" style:shadow="none">
        <style:tab-stops/>
      </style:paragraph-properties>
      <style:text-properties fo:color="#00b8ff" fo:font-size="18pt"/>
    </style:style>
    <style:style style:name="LigneQuest" style:family="paragraph" style:parent-style-name="Standard">
      <style:paragraph-properties fo:padding="0.0193in" fo:border="0.06pt solid #000000" style:shadow="none">
        <style:tab-stops>
          <style:tab-stop style:position="6.4772in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l" style:family="paragraph" style:parent-style-name="Header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a9e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xpéditeur" style:family="text">
      <style:text-properties fo:color="#1677b8" style:font-name="Trebuchet MS" fo:font-family="'Trebuchet MS'" style:font-style-name="Negreta" style:font-family-generic="swiss" style:font-pitch="variable" fo:font-weight="bold"/>
    </style:style>
    <style:style style:name="Fonction" style:family="text">
      <style:text-properties fo:color="#7c8282" style:font-name="Trebuchet MS1" fo:font-family="'Trebuchet MS'" style:font-style-name="Normal" style:font-family-generic="swiss" style:font-pitch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Service_2f_UFR" style:display-name="Service/UFR" style:family="graphic" style:parent-style-name="Frame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text-properties style:font-name="Verdana" fo:font-size="7pt" fo:background-color="transparent" style:font-size-asian="7pt" style:font-size-complex="7pt"/>
    </style:style>
    <style:style style:name="MP2" style:family="paragraph">
      <style:paragraph-properties style:text-autospace="none"/>
    </style:style>
    <style:style style:name="MP3" style:family="paragraph">
      <loext:graphic-properties draw:fill="none" draw:fill-color="#ffffff"/>
      <style:paragraph-properties style:text-autospace="none"/>
      <style:text-properties style:font-name="Verdana" fo:font-size="7pt" style:font-size-asian="7pt" style:font-size-complex="7pt"/>
    </style:style>
    <style:style style:name="MP4" style:family="paragraph" style:parent-style-name="Header">
      <style:text-properties fo:font-size="9pt" fo:font-style="normal" style:font-size-asian="9pt" style:font-style-asian="normal" style:font-size-complex="9pt" style:font-style-complex="normal"/>
    </style:style>
    <style:style style:name="MP5" style:family="paragraph" style:parent-style-name="Header">
      <style:text-properties fo:font-style="normal" style:font-style-asian="normal" style:font-style-complex="normal"/>
    </style:style>
    <style:style style:name="MT1" style:family="text">
      <style:text-properties style:font-name="Verdana" fo:font-size="7pt" style:font-size-asian="7pt" style:font-size-complex="7pt"/>
    </style:style>
    <style:style style:name="MT2" style:family="text">
      <style:text-properties style:font-name="Verdana" fo:font-size="10pt" fo:font-weight="bold" style:font-size-asian="10pt" style:font-weight-asian="bold" style:font-size-complex="10pt"/>
    </style:style>
    <style:style style:name="MT3" style:family="text">
      <style:text-properties style:font-name="Verdana" fo:font-size="9pt" fo:font-style="normal" fo:font-weight="bold" style:font-size-asian="9pt" style:font-style-asian="normal" style:font-weight-asian="bold" style:font-size-complex="9pt" style:font-style-complex="normal"/>
    </style:style>
    <style:style style:name="MT4" style:family="text">
      <style:text-properties style:font-name="Wingdings" fo:font-size="9pt" style:font-size-asian="9pt" style:font-size-complex="9pt"/>
    </style:style>
    <style:style style:name="MT5" style:family="text">
      <style:text-properties fo:font-size="9pt" style:font-size-asian="9pt" style:font-size-complex="9pt"/>
    </style:style>
    <style:style style:name="MT6" style:family="text">
      <style:text-properties style:font-name="Wingdings" fo:font-size="9pt" fo:font-style="normal" fo:font-weight="bold" style:font-size-asian="9pt" style:font-style-asian="normal" style:font-weight-asian="bold" style:font-size-complex="9pt" style:font-style-complex="normal"/>
    </style:style>
    <style:style style:name="MT7" style:family="text">
      <style:text-properties fo:color="#990066" style:font-name="Verdana" fo:font-size="9pt" fo:font-style="normal" fo:font-weight="bold" style:font-size-asian="9pt" style:font-style-asian="normal" style:font-weight-asian="bold" style:font-size-complex="9pt" style:font-style-complex="normal"/>
    </style:style>
    <style:style style:name="MT8" style:family="text">
      <style:text-properties fo:color="#990066" style:font-name="Verdan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bottom" style:vertical-rel="page" style:horizontal-pos="from-left" style:horizontal-rel="pag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Frame">
      <style:graphic-properties fo:margin-left="0.1252in" fo:margin-right="0.1252in" fo:margin-top="0in" fo:margin-bottom="0in" style:wrap="none" style:vertical-pos="from-top" style:vertical-rel="paragraph" style:horizontal-pos="from-left" style:horizontal-rel="paragraph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top" style:vertical-rel="page" style:horizontal-pos="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0.5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25in" fo:margin-bottom="0.3154in" fo:margin-left="0.5902in" fo:margin-right="0.5902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7874in" fo:margin-left="0in" fo:margin-right="0in" fo:margin-top="0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3154in" fo:margin-left="0.5902in" fo:margin-right="0.5902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4764in" fo:margin-left="0in" fo:margin-right="0in" fo:margin-bottom="1.2799in" style:dynamic-spacing="true"/>
      </style:header-style>
      <style:footer-style>
        <style:header-footer-properties svg:height="0.7874in" fo:margin-left="0in" fo:margin-right="0in" fo:margin-top="0in" style:dynamic-spacing="true"/>
      </style:footer-style>
    </style:page-layout>
    <style:page-layout style:name="Mpm3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text:anchor-type="paragraph" draw:z-index="7" draw:style-name="Mgr1" draw:text-style-name="MP3" svg:width="5.698in" svg:height="0.5913in" svg:x="-0.1071in" svg:y="0.052in"><draw:text-box><text:p text:style-name="MP2"><text:span text:style-name="MT1">Cité scientifique</text:span></text:p><text:p text:style-name="MP2"><text:span text:style-name="MT1">Bâtiment A3</text:span></text:p><text:p text:style-name="MP2"><text:span text:style-name="MT1">F-59655 Villeneuve d’Ascq Cedex</text:span></text:p><text:p text:style-name="MP2"><text:span text:style-name="MT1">T. +33 0 00 00 00 00</text:span></text:p><text:p text:style-name="MP2"><text:span text:style-name="MT1">www.univ-lille.fr</text:span></text:p></draw:text-box></draw:frame><draw:frame draw:style-name="Mfr1" draw:name="Image2" text:anchor-type="char" svg:x="0in" svg:width="1.189in" svg:height="0.8272in" draw:z-index="3"><draw:image xlink:href="Pictures/10000000000000ED000000C4CAA85E30.jp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Cadre2" text:anchor-type="char" svg:x="4.2772in" svg:y="0.4646in" svg:width="2.7555in" svg:height="0.8453in" draw:z-index="9"><draw:text-box><text:p text:style-name="Frame_20_contents"><text:span text:style-name="MT2">­­</text:span><text:span text:style-name="MT3">Philippe MATHIEU</text:span></text:p><text:p text:style-name="MP4">Vice-Président TIC</text:p><text:p text:style-name="MP5"><text:span text:style-name="MT4"></text:span><text:span text:style-name="MT5"> 03.20.43.42.90</text:span></text:p><text:p text:style-name="Frame_20_contents"><text:span text:style-name="MT6"></text:span><text:span text:style-name="MT7"> </text:span><text:a xlink:type="simple" xlink:href="mailto:philippe.mathieu@univ-lille1.fr" text:style-name="Internet_20_link" text:visited-style-name="Visited_20_Internet_20_Link"><text:span text:style-name="Internet_20_link"><text:span text:style-name="MT8">philippe.mathieu@univ-lille1.fr</text:span></text:span></text:a><text:span text:style-name="MT8"> </text:span></text:p></draw:text-box></draw:frame><draw:frame draw:style-name="Mfr3" draw:name="Image 7" text:anchor-type="char" svg:width="2.9563in" svg:height="1.5717in" draw:z-index="10"><draw:image xlink:href="Pictures/100000000000023F00000133C4732794.jpg" xlink:type="simple" xlink:show="embed" xlink:actuate="onLoad"/></draw:frame></text:p>
      </style:header>
      <style:footer>
        <text:p text:style-name="MP1"><draw:frame text:anchor-type="paragraph" draw:z-index="8" draw:style-name="Mgr1" draw:text-style-name="MP3" svg:width="5.698in" svg:height="0.5913in" svg:x="0.0291in" svg:y="0.1972in"><draw:text-box><text:p text:style-name="MP2"><text:span text:style-name="MT1">Cité scientifique</text:span></text:p><text:p text:style-name="MP2"><text:span text:style-name="MT1">Bâtiment A3</text:span></text:p><text:p text:style-name="MP2"><text:span text:style-name="MT1">F-59655 Villeneuve d’Ascq Cedex</text:span></text:p><text:p text:style-name="MP2"><text:span text:style-name="MT1">T. +33 0 00 00 00 00</text:span></text:p><text:p text:style-name="MP2"><text:span text:style-name="MT1">www.univ-lille.fr</text:span></text:p></draw:text-box></draw:frame><draw:frame draw:style-name="Mfr1" draw:name="Image1" text:anchor-type="char" svg:x="0in" svg:width="1.189in" svg:height="0.8272in" draw:z-index="11"><draw:image xlink:href="Pictures/10000000000000ED000000C4CAA85E30.jpg" xlink:type="simple" xlink:show="embed" xlink:actuate="onLoad"/></draw:frame></text:p>
      </style:footer>
    </style:master-page>
    <style:master-page style:name="Sans_20_nom1" style:display-name="Sans nom1" style:page-layout-name="Mpm3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25T11:17:44</meta:creation-date>
    <meta:editing-cycles>132</meta:editing-cycles>
    <meta:editing-duration>P2DT1H3M11S</meta:editing-duration>
    <meta:generator>LibreOfficeDev/4.4.0.3$Linux_X86_64 LibreOffice_project/40m0$Build-3</meta:generator>
    <dc:date>2015-03-27T13:51:24.941483407</dc:date>
    <meta:document-statistic meta:table-count="9" meta:image-count="3" meta:object-count="0" meta:page-count="5" meta:paragraph-count="90" meta:word-count="718" meta:character-count="4837" meta:non-whitespace-character-count="4058"/>
    <meta:user-defined meta:name="Info 1"/>
    <meta:user-defined meta:name="Info 2"/>
    <meta:user-defined meta:name="Info 3"/>
    <meta:user-defined meta:name="Info 4"/>
    <meta:template xlink:type="simple" xlink:actuate="onRequest" xlink:title="lettre_da2i" xlink:href="../../config/modeles/lettre_da2i.ott" meta:date="2009-11-11T19:10:35"/>
  </office:meta>
</office:document-meta>
</file>